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text-properties style:font-name="Courier New" fo:font-size="10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background-color="#ffff00"/>
    </style:style>
    <style:style style:name="P6" style:family="paragraph" style:parent-style-name="Text_20_body">
      <style:text-properties fo:font-weight="bold" style:font-weight-asian="bold" style:font-weight-complex="bold"/>
    </style:style>
    <style:style style:name="P7"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style:style>
    <style:style style:name="P8"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fo:font-weight="bold" style:font-weight-asian="bold" style:font-weight-complex="bold"/>
    </style:style>
    <style:style style:name="P9" style:family="paragraph" style:parent-style-name="Text_20_body" style:list-style-name="L2"/>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Introduction</text:p>
        <text:p text:style-name="Text_20_body">The purpose of this paper is to discuss and eventually describe the http-crcsync protocol. The http-crcsync protocol should work as an extension to the HTTP 1.1 protocol, described in RFC 2616 [5]. It's intended purpose is to minimize the amount of data transferred over slow links when fetching updates to web-pages or other resources, by applying a delta-encoding between the old resource instance known to the client and the updated resource instance generated by the origin server.</text:p>
        <text:p text:style-name="Text_20_body">The http-crcsync protocol is based on ideas introduced in the rproxy project [1], it's associated HTTP Rsync Protocol [2] description and <text:s/>further elaborates on the first draft of the http-crcsync standard proposal [6]. Operation as an extension to RFC 3229 – Delta encoding in HTTP [3] was considered, but the decision was made to not support this as it is not widely implemented and there were concerns over its behaviour with modern firewalls.</text:p>
        <text:p text:style-name="Heading_20_1">Components</text:p>
        <text:p text:style-name="Text_20_body">Following picture shows the various components that play a role in the discussion:</text:p>
        <text:p text:style-name="P1">+------+ <text:s text:c="3"/>+-------+ <text:s text:c="3"/>+-------+ <text:s text:c="3"/>+-------+ <text:s text:c="3"/>+-------+ <text:s text:c="3"/>+-------+</text:p>
        <text:p text:style-name="P1">|<text:span text:style-name="T1">HTTP</text:span> <text:s/>| <text:s text:c="3"/>|<text:span text:style-name="T1">Classic</text:span>| <text:s text:c="3"/>|<text:span text:style-name="T1">Crcsync</text:span>| <text:s text:c="3"/>|<text:span text:style-name="T1">Crcsync</text:span>| <text:s text:c="3"/>|<text:span text:style-name="T1">Classic</text:span>| <text:s text:c="3"/>|<text:span text:style-name="T1">Content</text:span>|</text:p>
        <text:p text:style-name="P1">|<text:span text:style-name="T1">client</text:span>+&lt;--&gt;+<text:span text:style-name="T1">cache</text:span> <text:s/>+&lt;--&gt;+<text:span text:style-name="T1">cache</text:span> <text:s/>+&lt;--&gt;+<text:span text:style-name="T1">cache</text:span> <text:s/>+&lt;--&gt;+<text:span text:style-name="T1">cache</text:span> <text:s/>+&lt;--&gt;+<text:span text:style-name="T1">server </text:span>|</text:p>
        <text:p text:style-name="P1">| <text:s text:c="5"/>| <text:s text:c="3"/>|<text:span text:style-name="T1">client</text:span> | <text:s text:c="3"/>|<text:span text:style-name="T1">client</text:span> | <text:s text:c="3"/>|<text:span text:style-name="T1">server</text:span> | <text:s text:c="3"/>|<text:span text:style-name="T1">server</text:span> | <text:s text:c="3"/>| <text:s text:c="6"/>|</text:p>
        <text:p text:style-name="P1">+------+ <text:s text:c="3"/>+-------+ <text:s text:c="3"/>+-------+ <text:s text:c="3"/>+-------+ <text:s text:c="3"/>+-------+ <text:s text:c="3"/>+-------+ </text:p>
        <text:p text:style-name="Heading_20_2">Deployment and implementation scenarios</text:p>
        <text:p text:style-name="Text_20_body">Please be aware that the picture does not depict at which location each component will be implemented and deployed. This section introduces three possible deployment and implementation scenario's (scen1, scen2 and scen3)</text:p>
        <text:p text:style-name="Text_20_body"><text:span text:style-name="T1">SCEN1</text:span>: One possibility could be that the HTTP client and the classic cache client are implemented in a web browser, the crcsync cache client and server in two web proxy servers and the classic cache server and content server in a web site that acts as the origin server. This deployment scenario was originally foreseen in the rproxy project. It will very likely also be used during a (probably lengthy) transition phase, until all web browsers and web sites understand the http-crcsync protocol.</text:p>
        <text:p text:style-name="Text_20_body">This scenario is something that is desired by the OLPC project where hundreds of clients are being deployed in developing regions with poor internet connectivity. Here the client cache could be deployed at a school site and the server cache could be deployed with the ISP directly.</text:p>
        <text:p text:style-name="Text_20_body"><text:span text:style-name="T1">SCEN2</text:span>: Another possibility could be that all client components are implemented in some web browsers, the crcsync cache server in a web proxy server and the classic cache server and content server again in the web site that acts as the origin server. This scenario may arise pretty soon; Mozilla foundation is planning to support the http-crcsync protocol in the Firefox web browser. The implementation will be started as part of the 2009 Google Summer of Code initiative.</text:p>
        <text:p text:style-name="Text_20_body"><text:span text:style-name="T1">SCEN3</text:span>: The last possibility could be that all client components (HTTP client, classic cache client and crcsync cache client) would be implemented in a web browser while all server components would be implemented in the web site that acts as the origin server. It will probably take a while before this vision is reached. The most likely set-up would actually be that the crcsync cache server functionally would be added to the reverse proxy server that is typically employed by a web site owner in front of the internal server farm. Such a reverse proxy server acts as an origin server from the perspective of an http client, shields the internal server farm infrastructure from the internet and usually performs central tasks like load-balancing requests and authentication and authorization for <text:soft-page-break/>protected parts of a web site.</text:p>
        <text:p text:style-name="Heading_20_2">Component roles</text:p>
        <text:p text:style-name="Text_20_body"><text:span text:style-name="T1">HTTP client</text:span>: This is the client (e.g. a browser) that asks for a new resource. The HTTP client submits the request to the classic cache client, which could be embedded in the same application or could be running elsewhere, e.g. in a proxy server..</text:p>
        <text:p text:style-name="Text_20_body"><text:span text:style-name="T1">Classic cache client and server</text:span>: This is a cache implementing the HTTP 1.0 or 1.1 cache protocol. The classic cache client checks if it has a fresh instance of the requested resource in local storage. If yes, it returns it immediately to the HTTP client. Otherwise, it will ask the classic cache server (which is usually part of the origin server) for a new instance of the resource. The request can be conditional by using headers like 'if-modified-since' or 'if-match' if the client has a stale instance in local storage. The classic cache server can respond with a “304 – not modified” response (in case of a conditional request for a resource that turns out to be up to date) or with a “200 – OK” response containing a new instance (for non-conditional requests and for conditional requests that are stale). The server response may contain headers that indicate the expected lifetime of the response (e.g. an expires header). The server response may also contain headers that indicate that the response should not be cached at all or that it may be cached in a private cache (e.g. in the browser) but not in a shared cache (e.g. a web proxy server with a cache module).</text:p>
        <text:p text:style-name="Text_20_body">This whole classic cache protocol is based on an all or nothing approach; a resource instance is entirely up to date or a resource instance is entirely obsolete and must be completely replaced.</text:p>
        <text:p text:style-name="Text_20_body">This works reasonably fine for sites serving static documents, which almost never change. However, this does not fly well with dynamic sites. So in practice, dynamic sites use cache control headers that prevent caching to occur at all or that force a revalidation on each request (by means of a conditional request).</text:p>
        <text:p text:style-name="Text_20_body">In the above depicted flow, the requests between the classic cache client and server will flow through the crcsync cache client and server, to alleviate this problem.</text:p>
        <text:p text:style-name="Text_20_body"><text:span text:style-name="T1">Crcsync cache client and server</text:span>: This cache will implement the new http-crcsync protocol. The crcsync cache client checks if it has an instance of the requested resource or of a similar resource in local storage. A similar resource could for example be another page from the same web site that may have same menu's, headers, footers, site-bars, etc as the newly requested page. A crcsync aware server may return a regular expression pattern in a response header to indicate which other resources are similar to the currently returned resource. The regular expression can then be matched against the URI of the other resources. Clients may also use other options to recognize resources that are similar to each other. For example a configuration file that can be maintained by an administrator or a heuristic algorithm based on parent/child/sibling nodes in the directory structure or even one that compares cached resources with each other to learn about site structures.</text:p>
        <text:p text:style-name="Text_20_body">If the crcscync cache does not have an appropriate instance, it will forward the request unmodified to the crcsync cache server, which will forward it unmodified to the classic cache server. Likewise, the response will be passed unmodified along the chain. </text:p>
        <text:p text:style-name="Text_20_body">On the other hand, if an instance is present in the local storage, the client will split this instance into several blocks, calculate a CRC checksum per block and add this list of checksums into a new header in the request before forwarding it to the crcsync cache server. </text:p>
        <text:p text:style-name="Text_20_body">The client should use some heuristic to determine the number of blocks, based on the instance size and specify this number of blocks in a request header; for small files, it makes sense to only use a few blocks so that the request header size does not grow too much, compared to the savings that can be gained on the response. For a large file however, it may be better to use many blocks so that small changes that are scattered over several places in the page, will only impact a few small blocks, keeping the potential size saving as high as possible. The client should choose the block size <text:soft-page-break/>such that the request size always stays below 2416 bytes (so that it can be handled in one round trip, see appendix) and that, if possible, a delta response containing only one modified block also stays below 2416 bytes. </text:p>
        <text:p text:style-name="Text_20_body">Once the crcsync cache server has received the request with the crcsync header(s), it will <text:s/>ask the classic cache server for the resource. If the classic cache server responds with a “304 – not modified” response, it can pass this response unmodified down the chain to the classic cache client. On the other hand, if the classic cache server responds with a “200 – OK” response, the crcsync cache server will try to match the content of the response against the list of CRC checksums received from the client. The response will contain the block-number for each block that matches and it will contain the literal content for blocks that can not be matched. So in effect, the crcsync cache server returns a delta between the instance that the crcsync cache client has in local storage and the instance that the origin server has generated. The crcsync cache client can then reconstruct this new instance, update it's local storage and return the reconstructed new instance to the classic cache client. In order to detect corruptions in the reconstructed instance that could arise from a CRC clash in the crcsync cache server (a CRC is a weak hash so the risk on clashes is relatively large), the crcsync cache server must also calculate a strong hash (a SHA1) over the new instance and return that to the crcsync cache client, which must validate it. In case of a mismatch, the crcsync cache client should return an error condition to the classical cache client and discard the original instance from it's local store, to prevent the same error from re-occurring when the user retries the request. </text:p>
        <text:p text:style-name="Text_20_body">In deployment scenario [scen1] it is not possible to send such an error condition back from the proxy to an HTTP 1.0 client. Therefore, a crcsync client proxy should not try to apply delta-encoding for requests coming from an HTTP 1.0 client. Note that in case of an HTTP 1.1 client, crcsync cache client can return it's response with chunked encoding and simply close the connection without providing a terminating chunk. This is not really clean but it should be considered as a network problem by the HTTP 1.1 client. <text:s/></text:p>
        <text:p text:style-name="Text_20_body">The response containing the delta information, provided by the crcsync cache server to the crcsync cache client, will further be referenced to as the delta response in this paper.</text:p>
        <text:p text:style-name="Heading_20_1">Applicability of crcsync cache and compression issues</text:p>
        <text:p text:style-name="Text_20_body">The crcsync cache can be used for two applications:</text:p>
        <text:list xml:id="list538615949" text:style-name="L1">
          <text:list-item>
            <text:p text:style-name="P7"><text:span text:style-name="T2"><text:s/>- Accelerate access to unmodified resources that are served by an origin server that does not properly implement the classic cache protocol but that does serve semi static content</text:span>. <text:line-break/>This happens some times with naively implemented web applications that don't set any cache headers at all and always respond with a 200 OK response. In such case, for a non-modified instance, the delta response will simply consist of the list of block numbers for all blocks. This works fine for any resource type (text, html, gif, jpg, mpg, zip, etc).</text:p>
          </text:list-item>
          <text:list-item>
            <text:p text:style-name="P8"><text:s/>- Accelerate access to modified resource instances, by returning a real delta in the delta response.</text:p>
          </text:list-item>
        </text:list>
        <text:p text:style-name="Text_20_body">The second point works fine for resources in which changes are local and don't have a knock-on effect on the entire byte stream. </text:p>
        <text:p text:style-name="Text_20_body">This means that it will work fine for example for an non-compressed text or html file. However, it won't work well for example for a zip file or any other resource compressed with dictionary based compression algorithms like gzip, compress or deflate. Reason that it does not work well with dictionary based compression algorithms is that if a byte changes somewhere early in the original (non-compressed) source, that that change will impact how the internal dictionary is build by the compression algorithm and as a result, has a knock-on effect on a significant part of the remaining compressed data stream. So the delta response would basically consist of almost the entire original <text:soft-page-break/>response and the crcsync cache would not provide much acceleration at all.</text:p>
        <text:p text:style-name="Text_20_body">Given the fact that gzip, compress and deflate can be negotiated as a content-encoding between the http-client and the origin server, a crcsync cache that is sitting in between would have to take special precautions, especially in deployment scenario [scen1] . In such case, the crcsync cache should remove the compression before applying the crcsync delta calculations. E.g. the crcsync cache client should calculate the CRC hashes on the non-compressed representation of the resource and the crcsync cache server should do the comparison also based on the non-compressed representation. Note that in order to minimize the size of the delta response on the network, the literal blocks in the delta response should be compressed by the crcsync cache server and they can then be uncompressed by the crcsync cache client.</text:p>
        <text:p text:style-name="Text_20_body">The crcsync cache should hide from the http-client that it is uncompressing the stream, by having the crcsync-client re-apply the compression before delivering the reconstructed response to the http-client. In order to make this work, crcsync-client should remove all encodings that it can't re-apply from the Accept-Encoding header of the http-client. Likewise, the crcsync-server should remove any codings it can't decode from the Accept-Encoding header. The crcsync-client should inspect the <text:s/>Content-Encoding header from the original response and then re-apply that encoding. In this manner, classical caching of pages, based on e-tag, will stay effective because the entity and the e-tag that the http-client receives are the same as the one generated on the origin server.</text:p>
        <text:p text:style-name="Heading_20_1">Communication between crcsync cache client and server</text:p>
        <text:p text:style-name="Text_20_body">The rproxy project assumed that the decoding rproxy and the encoding rproxy (terminology used in [1]) would be sitting close to each other, with no intermediate hops in between. Therefore, the rproxy project proposed in [2] to use the hop-by-hop TE/Transfer-Encoding headers to negotiate the usage of the http-rsync protocol.</text:p>
        <text:p text:style-name="Text_20_body">We could do the same for the http-crcsync protocol if our ambition would be to limit ourselves to deployment scenario [scen1] and [scen2]. In both cases, the crcsync cache client will be configured explicitly to send all requests to a crcsync cache proxy server, which could indeed be deployed close enough to the client to effectively be the next hop.</text:p>
        <text:p text:style-name="Text_20_body">However, deployment scenario [scen3] foresees that the origin server/site is http-crcsync aware and that the http-crcsync request and response will be passed all along the chain between the requesting client and the origin server. In such scenario we must assume that there may be intermediate classical cache proxies in the chain. </text:p>
        <text:p text:style-name="Text_20_body">This prohibits the usage of a transfer-encoding so we must use a new content-encoding instead, to indicate that the response is a delta response.</text:p>
        <text:p text:style-name="P5">The following text in italics needs to be updated We should be able to deal with most caching issues by using the Vary header, testing is needed in the real world to see if we get practical issues with this approach.</text:p>
        <text:p text:style-name="P3">Furthermore, such intermediate caches may not be http-crcsync aware and we have to deal with the issues with caching of delta responses that are further elaborated in [3] (RFC 3229 Delta encoding in HTTP) and [4] (RFC 3141 – Known HTTP Proxy/Caching problems).</text:p>
        <text:p text:style-name="P3">Both paper [3] and [4] do not provide a satisfactory solution to prevent delta responses from being cached by intermediate proxies. Paper [3] proposes to use a new response code (226), assuming that caches will not cache responses with unknown response codes, but paper [4] explains that this is not sufficient; according to the HTTP specification, a cache may cache an unknown response, provided that the response contains cache-headers that say it is allowed. Paper [4] advises to update the HTTP specification to indicate that unknown response codes should not be cached but the HTTP specification has not been updated accordingly and even if it gets updated, that won't magically fix the existing intermediate caches in the field.</text:p>
        <text:p text:style-name="P3"><text:soft-page-break/>To work around this issue, the delta response will contain cache headers that inform classical caches that the (delta) response may not be cached at all (e.g. expiration date in the past, pragma 'no-cache' for http 1.0 caches and cache-control 'no-cache' for http 1.1 caches), just like is done by dynamic websites that don't want their pages to be cached. This is a proven approach that is compliant with both the HTTP 1.0 and 1.1 specification.</text:p>
        <text:p text:style-name="P4"><text:span text:style-name="T3">The headers of the original instance will be stored in a special block in the delta response body. The crcsync cache client can then pass this information on to the classical cache-client when unwrapping the delta response body. In this way, the http-client can still use the classical cache-logic to determine freshness of the page and to build the conditional requests, as per usual classical cache protocol</text:span>.</text:p>
        <text:h text:style-name="Heading_20_3" text:outline-level="3">Implementation Notes</text:h>
        <text:p text:style-name="Text_20_body">Implementation: Crccache-client should only retain codings in the 'Accept-Encoding' header from the downstream http-client for codings that it can re-apply. </text:p>
        <text:p text:style-name="Text_20_body">Implementation: Crccache-server should only retain codings in the 'Accept-Encoding' header from the downstream clients for codings that it decode (so that the delta-logic can be applied on a clear-text instance). </text:p>
        <text:p text:style-name="Text_20_body">In general to support simple server operation the SHA1 hash should be the final block in the response. The client must support it appearing anywhere however.</text:p>
        <text:p text:style-name="Text_20_body">The recommended hashnumber is 40 hashes (we need to confirm what we recommend). This should keep the request header below network fragmentation size, improving performance. Also by using the recommended size clients allow servers to precache some hash calculations..</text:p>
        <text:p text:style-name="Heading_20_1">http-crcsync protocol proposal</text:p>
        <text:p text:style-name="Heading_20_2">New request headers to request crcsync encoded response</text:p>
        <text:p text:style-name="P6">Mandatory headers:</text:p>
        <text:p text:style-name="Text_20_body">If-Block: v=&lt;version&gt;, fs=&lt;filesize&gt;, h=&lt;base 64 encoded hashes&gt;</text:p>
        <text:p text:style-name="P6">Optional headers:</text:p>
        <text:p text:style-name="Text_20_body">n/a</text:p>
        <text:p text:style-name="Text_20_body"><text:span text:style-name="T2">Notes</text:span>:</text:p>
        <text:list xml:id="list994647901" text:style-name="L2">
          <text:list-item>
            <text:p text:style-name="P9">The hashes are 64 bit CRC-64-ISO hashes. The full array of hashes are encoded to base64 as an array. The number of hashes can be inferred from the length of the base64 array.</text:p>
          </text:list-item>
          <text:list-item>
            <text:p text:style-name="P9">Block size is calculated as floor(filesize/numhashes). The final block will be standard blocksize + (filesize%numhashes).</text:p>
          </text:list-item>
          <text:list-item>
            <text:p text:style-name="P9">Filesize is the integer size of the cached file the hashes were calculated from.</text:p>
          </text:list-item>
          <text:list-item>
            <text:p text:style-name="P9">Version is optional, if omitted version 1 (this document) is assumed. When decoding the request servers must always check for the version.</text:p>
          </text:list-item>
        </text:list>
        <text:p text:style-name="Heading_20_2">Crcsync Delta Response headers</text:p>
        <text:p text:style-name="P6">Following mandatory headers are used:</text:p>
        <text:p text:style-name="P2">Content-Encoding: crcsync</text:p>
        <text:p text:style-name="P2">Vary: If-Block</text:p>
        <text:p text:style-name="P6"><text:soft-page-break/>Optional headers:</text:p>
        <text:p text:style-name="Text_20_body">Crcsync-Similar: &lt;mod rewrite style regex&gt;</text:p>
        <text:p text:style-name="Heading_20_2">Crcsync Delta Response body, aka the crcsync instance coding</text:p>
        <text:p text:style-name="Text_20_body">content as binary:</text:p>
        <text:p text:style-name="Text_20_body">block := &lt;Single byte block identifier&gt; &lt;block data&gt;</text:p>
        <text:p text:style-name="Text_20_body">compressed_literal_block := 'Z' &lt;literal data, compressed with zlib library&gt;</text:p>
        <text:p text:style-name="Text_20_body">uncompressed_literal_block := 'L' &lt;4 byte network byte order int size&gt; &lt;literal data&gt;</text:p>
        <text:p text:style-name="Text_20_body">block_match := 'B' &lt;single byte block ID&gt;</text:p>
        <text:p text:style-name="Text_20_body">strong_hash := 'S' &lt;SHA1 hash over original instance body&gt;</text:p>
        <text:h text:style-name="Heading_20_3" text:outline-level="3">Discovery</text:h>
        <text:p text:style-name="Text_20_body">The server may advertise its support of crcsync with an accept-encoding: crcsync</text:p>
        <text:p text:style-name="Text_20_body">Clients may use the http OPTIONS mechanism to check crcsync support, there is no obligation for the server to support this even if they support crcsync.</text:p>
        <text:p text:style-name="Text_20_body">It is always safe to send an If-Block header with any request.</text:p>
        <text:p text:style-name="Heading_20_1">References</text:p>
        <text:p text:style-name="Text_20_body">[1] Rproxy project (http://rproxy.samba.org)</text:p>
        <text:p text:style-name="Text_20_body">[2] HTTP Rsync Protocol (http://rproxy.samba.org/doc/protocol/protocol.html)</text:p>
        <text:p text:style-name="Text_20_body">[3] RFC 3229 - Delta encoding in HTTP (http://tools.ietf.org/html/rfc3229)</text:p>
        <text:p text:style-name="Text_20_body">[4] RFC 3143 - Known HTTP Proxy/Caching Problems (http://tools.ietf.org/html/rfc3143)</text:p>
        <text:p text:style-name="Text_20_body">[5] RFC 2616 - HTTP 1.1 specification (<text:a xlink:type="simple" xlink:href="http://tools.ietf.org/html/rfc2616">http://tools.ietf.org/html/rfc2616</text:a>)</text:p>
        <text:p text:style-name="Text_20_body">[6] Crcsync standard first draft (<text:a xlink:type="simple" xlink:href="http://lists.laptop.org/pipermail/http-crcsync/2009-April/000037.html">http://lists.laptop.org/pipermail/http-crcsync/2009-April/000037.html</text:a>)</text:p>
        <text:p text:style-name="Text_20_body"/>
        <text:p text:style-name="Heading_20_1">Appendix</text:p>
        <text:p text:style-name="Heading_20_2">Why request/response size should stay below 2416 bytes:</text:p>
        <text:p text:style-name="Text_20_body">The idea is that the request (or the response) should fit in 2 TCP/IP packets, so that they fit in one congestion window, which can then be handled in a single round-trip.</text:p>
        <text:p text:style-name="Text_20_body">Modern TCP uses timestamps, making it 12 bytes of option + 20 byte TCP hdr + 20 byte IP hdr, leaving 1408 bytes for data (per packet).</text:p>
        <text:p text:style-name="Text_20_body">See <text:a xlink:type="simple" xlink:href="http://lists.laptop.org/pipermail/http-crcsync/2009-June/000095.html">http://lists.laptop.org/pipermail/http-crcsync/2009-June/000095.html</text:a> and <text:a xlink:type="simple" xlink:href="http://lists.laptop.org/pipermail/http-crcsync/2009-June/000098.html">http://lists.laptop.org/pipermail/http-crcsync/2009-June/000098.html</text:a> for further detai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Arial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ing_20_1" style:display-name="Heading 1" style:family="paragraph" style:parent-style-name="Heading" style:next-style-name="Text_20_body" style:class="text">
      <style:text-properties fo:font-size="16pt"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4-28T15:53:19</meta:creation-date>
    <dc:date>2009-10-28T18:36:05</dc:date>
    <meta:editing-duration>PT04H43M54S</meta:editing-duration>
    <meta:editing-cycles>34</meta:editing-cycles>
    <meta:document-statistic meta:table-count="0" meta:image-count="0" meta:object-count="0" meta:page-count="6" meta:paragraph-count="92" meta:word-count="3283" meta:character-count="20344"/>
    <meta:user-defined meta:name="Info 1"/>
    <meta:user-defined meta:name="Info 2"/>
    <meta:user-defined meta:name="Info 3"/>
    <meta:user-defined meta:name="Info 4"/>
  </office:meta>
</office:document-meta>
</file>